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4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717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2.3319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5" table:default-cell-style-name="Default"/>
        <table:table-row table:style-name="ro1">
          <table:table-cell office:value-type="string">
            <text:p>City</text:p>
          </table:table-cell>
          <table:table-cell table:number-columns-repeated="6"/>
          <table:table-cell office:value-type="string">
            <text:p>Yrs</text:p>
          </table:table-cell>
          <table:table-cell office:value-type="string">
            <text:p>W</text:p>
          </table:table-cell>
          <table:table-cell office:value-type="string">
            <text:p>L</text:p>
          </table:table-cell>
          <table:table-cell office:value-type="string">
            <text:p>T</text:p>
          </table:table-cell>
          <table:table-cell office:value-type="string">
            <text:p>W-L%</text:p>
          </table:table-cell>
          <table:table-cell office:value-type="string">
            <text:p>AV</text:p>
          </table:table-cell>
          <table:table-cell office:value-type="string">
            <text:p>Passing</text:p>
          </table:table-cell>
          <table:table-cell office:value-type="string">
            <text:p>Rushing</text:p>
          </table:table-cell>
          <table:table-cell office:value-type="string">
            <text:p>Receiving</text:p>
          </table:table-cell>
          <table:table-cell office:value-type="string">
            <text:p>Coaching</text:p>
          </table:table-cell>
          <table:table-cell office:value-type="string">
            <text:p>Yr plyf</text:p>
          </table:table-cell>
          <table:table-cell office:value-type="string">
            <text:p>Chmp</text:p>
          </table:table-cell>
          <table:table-cell office:value-type="string">
            <text:p>SBwl</text:p>
          </table:table-cell>
          <table:table-cell office:value-type="string">
            <text:p>Conf</text:p>
          </table:table-cell>
        </table:table-row>
        <table:table-row table:style-name="ro1">
          <table:table-cell office:value-type="string">
            <text:p>Arizona</text:p>
          </table:table-cell>
          <table:table-cell office:value-type="string">
            <text:p>Cardinals</text:p>
          </table:table-cell>
          <table:table-cell office:value-type="string">
            <text:p>Chicago/St.</text:p>
          </table:table-cell>
          <table:table-cell office:value-type="string">
            <text:p>Louis/Arizona</text:p>
          </table:table-cell>
          <table:table-cell office:value-type="string">
            <text:p>Cardinals</text:p>
          </table:table-cell>
          <table:table-cell table:formula="of:=CONCATENATE([.C2];&quot; &quot;;[.D2];&quot; &quot;;[.E2])" office:value-type="string" office:string-value="Chicago/St. Louis/Arizona Cardinals">
            <text:p>Chicago/St. Louis/Arizona Cardinals</text:p>
          </table:table-cell>
          <table:table-cell/>
          <table:table-cell office:value-type="string">
            <text:p>1920-2012</text:p>
          </table:table-cell>
          <table:table-cell office:value-type="float" office:value="501">
            <text:p>501</text:p>
          </table:table-cell>
          <table:table-cell office:value-type="float" office:value="710">
            <text:p>710</text:p>
          </table:table-cell>
          <table:table-cell office:value-type="float" office:value="39">
            <text:p>39</text:p>
          </table:table-cell>
          <table:table-cell office:value-type="float" office:value="0.414">
            <text:p>0.41</text:p>
          </table:table-cell>
          <table:table-cell table:number-columns-repeated="2" office:value-type="string">
            <text:p>Hart</text:p>
          </table:table-cell>
          <table:table-cell office:value-type="string">
            <text:p>Anderson</text:p>
          </table:table-cell>
          <table:table-cell office:value-type="string">
            <text:p>Fitzgerald</text:p>
          </table:table-cell>
          <table:table-cell office:value-type="string">
            <text:p>Whisenhunt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lanta</text:p>
          </table:table-cell>
          <table:table-cell office:value-type="string">
            <text:p>Falcons</text:p>
          </table:table-cell>
          <table:table-cell table:number-columns-repeated="3"/>
          <table:table-cell table:formula="of:=CONCATENATE([.C3];&quot; &quot;;[.D3];&quot; &quot;;[.E3])" office:value-type="string" office:string-value="  ">
            <text:p><text:s text:c="2"/></text:p>
          </table:table-cell>
          <table:table-cell/>
          <table:table-cell office:value-type="string">
            <text:p>1966-2012</text:p>
          </table:table-cell>
          <table:table-cell office:value-type="float" office:value="312">
            <text:p>312</text:p>
          </table:table-cell>
          <table:table-cell office:value-type="float" office:value="402">
            <text:p>402</text:p>
          </table:table-cell>
          <table:table-cell office:value-type="float" office:value="6">
            <text:p>6</text:p>
          </table:table-cell>
          <table:table-cell office:value-type="float" office:value="0.437">
            <text:p>0.44</text:p>
          </table:table-cell>
          <table:table-cell office:value-type="string">
            <text:p>Kenn</text:p>
          </table:table-cell>
          <table:table-cell office:value-type="string">
            <text:p>Bartkowski</text:p>
          </table:table-cell>
          <table:table-cell office:value-type="string">
            <text:p>Riggs</text:p>
          </table:table-cell>
          <table:table-cell office:value-type="string">
            <text:p>White</text:p>
          </table:table-cell>
          <table:table-cell office:value-type="string">
            <text:p>Smith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ltimore</text:p>
          </table:table-cell>
          <table:table-cell office:value-type="string">
            <text:p>Ravens</text:p>
          </table:table-cell>
          <table:table-cell table:number-columns-repeated="3"/>
          <table:table-cell table:formula="of:=CONCATENATE([.C4];&quot; &quot;;[.D4];&quot; &quot;;[.E4])" office:value-type="string" office:string-value="  ">
            <text:p><text:s text:c="2"/></text:p>
          </table:table-cell>
          <table:table-cell/>
          <table:table-cell office:value-type="string">
            <text:p>1996-2012</text:p>
          </table:table-cell>
          <table:table-cell office:value-type="float" office:value="150">
            <text:p>15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.553">
            <text:p>0.55</text:p>
          </table:table-cell>
          <table:table-cell office:value-type="string">
            <text:p>Lewis</text:p>
          </table:table-cell>
          <table:table-cell office:value-type="string">
            <text:p>Flacco</text:p>
          </table:table-cell>
          <table:table-cell office:value-type="string">
            <text:p>Lewis</text:p>
          </table:table-cell>
          <table:table-cell office:value-type="string">
            <text:p>Mason</text:p>
          </table:table-cell>
          <table:table-cell office:value-type="string">
            <text:p>Billick</text:p>
          </table:table-cell>
          <table:table-cell office:value-type="float" office:value="9">
            <text:p>9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Buffalo</text:p>
          </table:table-cell>
          <table:table-cell office:value-type="string">
            <text:p>Bills</text:p>
          </table:table-cell>
          <table:table-cell table:number-columns-repeated="3"/>
          <table:table-cell table:formula="of:=CONCATENATE([.C5];&quot; &quot;;[.D5];&quot; &quot;;[.E5])" office:value-type="string" office:string-value="  ">
            <text:p><text:s text:c="2"/></text:p>
          </table:table-cell>
          <table:table-cell/>
          <table:table-cell office:value-type="string">
            <text:p>1960-2012</text:p>
          </table:table-cell>
          <table:table-cell office:value-type="float" office:value="370">
            <text:p>370</text:p>
          </table:table-cell>
          <table:table-cell office:value-type="float" office:value="426">
            <text:p>426</text:p>
          </table:table-cell>
          <table:table-cell office:value-type="float" office:value="8">
            <text:p>8</text:p>
          </table:table-cell>
          <table:table-cell office:value-type="float" office:value="0.465">
            <text:p>0.47</text:p>
          </table:table-cell>
          <table:table-cell office:value-type="string">
            <text:p>Smith</text:p>
          </table:table-cell>
          <table:table-cell office:value-type="string">
            <text:p>Kelly</text:p>
          </table:table-cell>
          <table:table-cell office:value-type="string">
            <text:p>Thomas</text:p>
          </table:table-cell>
          <table:table-cell office:value-type="string">
            <text:p>Reed</text:p>
          </table:table-cell>
          <table:table-cell office:value-type="string">
            <text:p>Levy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arolina</text:p>
          </table:table-cell>
          <table:table-cell office:value-type="string">
            <text:p>Panthers</text:p>
          </table:table-cell>
          <table:table-cell table:number-columns-repeated="3"/>
          <table:table-cell table:formula="of:=CONCATENATE([.C6];&quot; &quot;;[.D6];&quot; &quot;;[.E6])" office:value-type="string" office:string-value="  ">
            <text:p><text:s text:c="2"/></text:p>
          </table:table-cell>
          <table:table-cell/>
          <table:table-cell office:value-type="string">
            <text:p>1995-2012</text:p>
          </table:table-cell>
          <table:table-cell office:value-type="float" office:value="132">
            <text:p>132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0.458">
            <text:p>0.46</text:p>
          </table:table-cell>
          <table:table-cell office:value-type="string">
            <text:p>Smith</text:p>
          </table:table-cell>
          <table:table-cell office:value-type="string">
            <text:p>Delhomme</text:p>
          </table:table-cell>
          <table:table-cell office:value-type="string">
            <text:p>Williams</text:p>
          </table:table-cell>
          <table:table-cell office:value-type="string">
            <text:p>Smith</text:p>
          </table:table-cell>
          <table:table-cell office:value-type="string">
            <text:p>Fox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hicago</text:p>
          </table:table-cell>
          <table:table-cell office:value-type="string">
            <text:p>Bears</text:p>
          </table:table-cell>
          <table:table-cell table:number-columns-repeated="3"/>
          <table:table-cell table:formula="of:=CONCATENATE([.C7];&quot; &quot;;[.D7];&quot; &quot;;[.E7])" office:value-type="string" office:string-value="  ">
            <text:p><text:s text:c="2"/></text:p>
          </table:table-cell>
          <table:table-cell/>
          <table:table-cell office:value-type="string">
            <text:p>1920-2012</text:p>
          </table:table-cell>
          <table:table-cell office:value-type="float" office:value="722">
            <text:p>722</text:p>
          </table:table-cell>
          <table:table-cell office:value-type="float" office:value="526">
            <text:p>526</text:p>
          </table:table-cell>
          <table:table-cell office:value-type="float" office:value="42">
            <text:p>42</text:p>
          </table:table-cell>
          <table:table-cell office:value-type="float" office:value="0.578">
            <text:p>0.58</text:p>
          </table:table-cell>
          <table:table-cell office:value-type="string">
            <text:p>George</text:p>
          </table:table-cell>
          <table:table-cell office:value-type="string">
            <text:p>Luckman</text:p>
          </table:table-cell>
          <table:table-cell office:value-type="string">
            <text:p>Payton</text:p>
          </table:table-cell>
          <table:table-cell office:value-type="string">
            <text:p>Morris</text:p>
          </table:table-cell>
          <table:table-cell office:value-type="string">
            <text:p>Halas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incinnati</text:p>
          </table:table-cell>
          <table:table-cell office:value-type="string">
            <text:p>Bengals</text:p>
          </table:table-cell>
          <table:table-cell table:number-columns-repeated="3"/>
          <table:table-cell table:formula="of:=CONCATENATE([.C8];&quot; &quot;;[.D8];&quot; &quot;;[.E8])" office:value-type="string" office:string-value="  ">
            <text:p><text:s text:c="2"/></text:p>
          </table:table-cell>
          <table:table-cell/>
          <table:table-cell office:value-type="string">
            <text:p>1968-2012</text:p>
          </table:table-cell>
          <table:table-cell office:value-type="float" office:value="305">
            <text:p>305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0.442">
            <text:p>0.44</text:p>
          </table:table-cell>
          <table:table-cell office:value-type="string">
            <text:p>Munoz</text:p>
          </table:table-cell>
          <table:table-cell office:value-type="string">
            <text:p>Anderson</text:p>
          </table:table-cell>
          <table:table-cell office:value-type="string">
            <text:p>Dillon</text:p>
          </table:table-cell>
          <table:table-cell office:value-type="string">
            <text:p>Johnson</text:p>
          </table:table-cell>
          <table:table-cell office:value-type="string">
            <text:p>Lewis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leveland</text:p>
          </table:table-cell>
          <table:table-cell office:value-type="string">
            <text:p>Browns</text:p>
          </table:table-cell>
          <table:table-cell table:number-columns-repeated="3"/>
          <table:table-cell table:formula="of:=CONCATENATE([.C9];&quot; &quot;;[.D9];&quot; &quot;;[.E9])" office:value-type="string" office:string-value="  ">
            <text:p><text:s text:c="2"/></text:p>
          </table:table-cell>
          <table:table-cell/>
          <table:table-cell office:value-type="string">
            <text:p>1946-2012</text:p>
          </table:table-cell>
          <table:table-cell office:value-type="float" office:value="494">
            <text:p>494</text:p>
          </table:table-cell>
          <table:table-cell office:value-type="float" office:value="421">
            <text:p>421</text:p>
          </table:table-cell>
          <table:table-cell office:value-type="float" office:value="13">
            <text:p>13</text:p>
          </table:table-cell>
          <table:table-cell office:value-type="float" office:value="0.54">
            <text:p>0.54</text:p>
          </table:table-cell>
          <table:table-cell office:value-type="string">
            <text:p>Brown</text:p>
          </table:table-cell>
          <table:table-cell office:value-type="string">
            <text:p>Sipe</text:p>
          </table:table-cell>
          <table:table-cell office:value-type="string">
            <text:p>Brown</text:p>
          </table:table-cell>
          <table:table-cell office:value-type="string">
            <text:p>Newsome</text:p>
          </table:table-cell>
          <table:table-cell office:value-type="string">
            <text:p>Brown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allas</text:p>
          </table:table-cell>
          <table:table-cell office:value-type="string">
            <text:p>Cowboys</text:p>
          </table:table-cell>
          <table:table-cell table:number-columns-repeated="3"/>
          <table:table-cell table:formula="of:=CONCATENATE([.C10];&quot; &quot;;[.D10];&quot; &quot;;[.E10])" office:value-type="string" office:string-value="  ">
            <text:p><text:s text:c="2"/></text:p>
          </table:table-cell>
          <table:table-cell/>
          <table:table-cell office:value-type="string">
            <text:p>1960-2012</text:p>
          </table:table-cell>
          <table:table-cell office:value-type="float" office:value="456">
            <text:p>456</text:p>
          </table:table-cell>
          <table:table-cell office:value-type="float" office:value="340">
            <text:p>340</text:p>
          </table:table-cell>
          <table:table-cell office:value-type="float" office:value="6">
            <text:p>6</text:p>
          </table:table-cell>
          <table:table-cell office:value-type="float" office:value="0.573">
            <text:p>0.57</text:p>
          </table:table-cell>
          <table:table-cell office:value-type="string">
            <text:p>Lilly</text:p>
          </table:table-cell>
          <table:table-cell office:value-type="string">
            <text:p>Aikman</text:p>
          </table:table-cell>
          <table:table-cell office:value-type="string">
            <text:p>Smith</text:p>
          </table:table-cell>
          <table:table-cell office:value-type="string">
            <text:p>Irvin</text:p>
          </table:table-cell>
          <table:table-cell office:value-type="string">
            <text:p>Landry</text:p>
          </table:table-cell>
          <table:table-cell office:value-type="float" office:value="30">
            <text:p>30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enver</text:p>
          </table:table-cell>
          <table:table-cell office:value-type="string">
            <text:p>Broncos</text:p>
          </table:table-cell>
          <table:table-cell table:number-columns-repeated="3"/>
          <table:table-cell table:formula="of:=CONCATENATE([.C11];&quot; &quot;;[.D11];&quot; &quot;;[.E11])" office:value-type="string" office:string-value="  ">
            <text:p><text:s text:c="2"/></text:p>
          </table:table-cell>
          <table:table-cell/>
          <table:table-cell office:value-type="string">
            <text:p>1960-2012</text:p>
          </table:table-cell>
          <table:table-cell office:value-type="float" office:value="419">
            <text:p>419</text:p>
          </table:table-cell>
          <table:table-cell office:value-type="float" office:value="375">
            <text:p>375</text:p>
          </table:table-cell>
          <table:table-cell office:value-type="float" office:value="10">
            <text:p>10</text:p>
          </table:table-cell>
          <table:table-cell office:value-type="float" office:value="0.528">
            <text:p>0.53</text:p>
          </table:table-cell>
          <table:table-cell table:number-columns-repeated="2" office:value-type="string">
            <text:p>Elway</text:p>
          </table:table-cell>
          <table:table-cell office:value-type="string">
            <text:p>Davis</text:p>
          </table:table-cell>
          <table:table-cell office:value-type="string">
            <text:p>Smith</text:p>
          </table:table-cell>
          <table:table-cell office:value-type="string">
            <text:p>Shanahan</text:p>
          </table:table-cell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etroit</text:p>
          </table:table-cell>
          <table:table-cell office:value-type="string">
            <text:p>Lions</text:p>
          </table:table-cell>
          <table:table-cell table:number-columns-repeated="3"/>
          <table:table-cell table:formula="of:=CONCATENATE([.C12];&quot; &quot;;[.D12];&quot; &quot;;[.E12])" office:value-type="string" office:string-value="  ">
            <text:p><text:s text:c="2"/></text:p>
          </table:table-cell>
          <table:table-cell/>
          <table:table-cell office:value-type="string">
            <text:p>1930-2012</text:p>
          </table:table-cell>
          <table:table-cell office:value-type="float" office:value="510">
            <text:p>510</text:p>
          </table:table-cell>
          <table:table-cell office:value-type="float" office:value="611">
            <text:p>611</text:p>
          </table:table-cell>
          <table:table-cell office:value-type="float" office:value="32">
            <text:p>32</text:p>
          </table:table-cell>
          <table:table-cell office:value-type="float" office:value="0.455">
            <text:p>0.46</text:p>
          </table:table-cell>
          <table:table-cell office:value-type="string">
            <text:p>Sanders</text:p>
          </table:table-cell>
          <table:table-cell office:value-type="string">
            <text:p>Layne</text:p>
          </table:table-cell>
          <table:table-cell office:value-type="string">
            <text:p>Sanders</text:p>
          </table:table-cell>
          <table:table-cell office:value-type="string">
            <text:p>Moore</text:p>
          </table:table-cell>
          <table:table-cell office:value-type="string">
            <text:p>Fontes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Green Bay</text:p>
          </table:table-cell>
          <table:table-cell office:value-type="string">
            <text:p>Packers</text:p>
          </table:table-cell>
          <table:table-cell table:number-columns-repeated="3"/>
          <table:table-cell table:formula="of:=CONCATENATE([.C13];&quot; &quot;;[.D13];&quot; &quot;;[.E13])" office:value-type="string" office:string-value="  ">
            <text:p><text:s text:c="2"/></text:p>
          </table:table-cell>
          <table:table-cell/>
          <table:table-cell office:value-type="string">
            <text:p>1921-2012</text:p>
          </table:table-cell>
          <table:table-cell office:value-type="float" office:value="690">
            <text:p>690</text:p>
          </table:table-cell>
          <table:table-cell office:value-type="float" office:value="530">
            <text:p>530</text:p>
          </table:table-cell>
          <table:table-cell office:value-type="float" office:value="36">
            <text:p>36</text:p>
          </table:table-cell>
          <table:table-cell office:value-type="float" office:value="0.565">
            <text:p>0.57</text:p>
          </table:table-cell>
          <table:table-cell office:value-type="string">
            <text:p>Favre</text:p>
          </table:table-cell>
          <table:table-cell office:value-type="string">
            <text:p>Favre</text:p>
          </table:table-cell>
          <table:table-cell office:value-type="string">
            <text:p>Green</text:p>
          </table:table-cell>
          <table:table-cell office:value-type="string">
            <text:p>Driver</text:p>
          </table:table-cell>
          <table:table-cell office:value-type="string">
            <text:p>Lambeau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Houston</text:p>
          </table:table-cell>
          <table:table-cell office:value-type="string">
            <text:p>Texans</text:p>
          </table:table-cell>
          <table:table-cell table:number-columns-repeated="3"/>
          <table:table-cell table:formula="of:=CONCATENATE([.C14];&quot; &quot;;[.D14];&quot; &quot;;[.E14])" office:value-type="string" office:string-value="  ">
            <text:p><text:s text:c="2"/></text:p>
          </table:table-cell>
          <table:table-cell/>
          <table:table-cell office:value-type="string">
            <text:p>2002-2012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0.438">
            <text:p>0.44</text:p>
          </table:table-cell>
          <table:table-cell office:value-type="string">
            <text:p>Johnson</text:p>
          </table:table-cell>
          <table:table-cell office:value-type="string">
            <text:p>Schaub</text:p>
          </table:table-cell>
          <table:table-cell office:value-type="string">
            <text:p>Foster</text:p>
          </table:table-cell>
          <table:table-cell office:value-type="string">
            <text:p>Johnson</text:p>
          </table:table-cell>
          <table:table-cell office:value-type="string">
            <text:p>Kubiak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Indianapolis</text:p>
          </table:table-cell>
          <table:table-cell office:value-type="string">
            <text:p>Colts</text:p>
          </table:table-cell>
          <table:table-cell office:value-type="string">
            <text:p>Baltimore/Indianapolis</text:p>
          </table:table-cell>
          <table:table-cell office:value-type="string">
            <text:p>Colts</text:p>
          </table:table-cell>
          <table:table-cell/>
          <table:table-cell table:formula="of:=CONCATENATE([.C15];&quot; &quot;;[.D15];&quot; &quot;;[.E15])" office:value-type="string" office:string-value="Baltimore/Indianapolis Colts ">
            <text:p>Baltimore/Indianapolis Colts </text:p>
          </table:table-cell>
          <table:table-cell/>
          <table:table-cell office:value-type="string">
            <text:p>1953-2012</text:p>
          </table:table-cell>
          <table:table-cell office:value-type="float" office:value="464">
            <text:p>464</text:p>
          </table:table-cell>
          <table:table-cell office:value-type="float" office:value="415">
            <text:p>415</text:p>
          </table:table-cell>
          <table:table-cell office:value-type="float" office:value="7">
            <text:p>7</text:p>
          </table:table-cell>
          <table:table-cell office:value-type="float" office:value="0.528">
            <text:p>0.53</text:p>
          </table:table-cell>
          <table:table-cell table:number-columns-repeated="2" office:value-type="string">
            <text:p>Manning</text:p>
          </table:table-cell>
          <table:table-cell office:value-type="string">
            <text:p>James</text:p>
          </table:table-cell>
          <table:table-cell office:value-type="string">
            <text:p>Harrison</text:p>
          </table:table-cell>
          <table:table-cell office:value-type="string">
            <text:p>Dungy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Jacksonville</text:p>
          </table:table-cell>
          <table:table-cell office:value-type="string">
            <text:p>Jaguars</text:p>
          </table:table-cell>
          <table:table-cell table:number-columns-repeated="3"/>
          <table:table-cell table:formula="of:=CONCATENATE([.C16];&quot; &quot;;[.D16];&quot; &quot;;[.E16])" office:value-type="string" office:string-value="  ">
            <text:p><text:s text:c="2"/></text:p>
          </table:table-cell>
          <table:table-cell/>
          <table:table-cell office:value-type="string">
            <text:p>1995-2012</text:p>
          </table:table-cell>
          <table:table-cell office:value-type="float" office:value="140">
            <text:p>140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0.486">
            <text:p>0.49</text:p>
          </table:table-cell>
          <table:table-cell office:value-type="string">
            <text:p>Smith</text:p>
          </table:table-cell>
          <table:table-cell office:value-type="string">
            <text:p>Brunell</text:p>
          </table:table-cell>
          <table:table-cell office:value-type="string">
            <text:p>Taylor</text:p>
          </table:table-cell>
          <table:table-cell office:value-type="string">
            <text:p>Smith</text:p>
          </table:table-cell>
          <table:table-cell office:value-type="string">
            <text:p>Del Rio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ansas City</text:p>
          </table:table-cell>
          <table:table-cell office:value-type="string">
            <text:p>Chiefs</text:p>
          </table:table-cell>
          <table:table-cell table:number-columns-repeated="3"/>
          <table:table-cell table:formula="of:=CONCATENATE([.C17];&quot; &quot;;[.D17];&quot; &quot;;[.E17])" office:value-type="string" office:string-value="  ">
            <text:p><text:s text:c="2"/></text:p>
          </table:table-cell>
          <table:table-cell/>
          <table:table-cell office:value-type="string">
            <text:p>1960-2012</text:p>
          </table:table-cell>
          <table:table-cell office:value-type="float" office:value="404">
            <text:p>404</text:p>
          </table:table-cell>
          <table:table-cell office:value-type="float" office:value="388">
            <text:p>388</text:p>
          </table:table-cell>
          <table:table-cell office:value-type="float" office:value="12">
            <text:p>12</text:p>
          </table:table-cell>
          <table:table-cell office:value-type="float" office:value="0.51">
            <text:p>0.51</text:p>
          </table:table-cell>
          <table:table-cell office:value-type="string">
            <text:p>Bell</text:p>
          </table:table-cell>
          <table:table-cell office:value-type="string">
            <text:p>Dawson</text:p>
          </table:table-cell>
          <table:table-cell office:value-type="string">
            <text:p>Holmes</text:p>
          </table:table-cell>
          <table:table-cell office:value-type="string">
            <text:p>Gonzalez</text:p>
          </table:table-cell>
          <table:table-cell office:value-type="string">
            <text:p>Stram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ami</text:p>
          </table:table-cell>
          <table:table-cell office:value-type="string">
            <text:p>Dolphins</text:p>
          </table:table-cell>
          <table:table-cell table:number-columns-repeated="3"/>
          <table:table-cell table:formula="of:=CONCATENATE([.C18];&quot; &quot;;[.D18];&quot; &quot;;[.E18])" office:value-type="string" office:string-value="  ">
            <text:p><text:s text:c="2"/></text:p>
          </table:table-cell>
          <table:table-cell/>
          <table:table-cell office:value-type="string">
            <text:p>1966-2012</text:p>
          </table:table-cell>
          <table:table-cell office:value-type="float" office:value="407">
            <text:p>407</text:p>
          </table:table-cell>
          <table:table-cell office:value-type="float" office:value="309">
            <text:p>309</text:p>
          </table:table-cell>
          <table:table-cell office:value-type="float" office:value="4">
            <text:p>4</text:p>
          </table:table-cell>
          <table:table-cell office:value-type="float" office:value="0.568">
            <text:p>0.57</text:p>
          </table:table-cell>
          <table:table-cell office:value-type="string">
            <text:p>Marino</text:p>
          </table:table-cell>
          <table:table-cell office:value-type="string">
            <text:p>Marino</text:p>
          </table:table-cell>
          <table:table-cell office:value-type="string">
            <text:p>Csonka</text:p>
          </table:table-cell>
          <table:table-cell office:value-type="string">
            <text:p>Duper</text:p>
          </table:table-cell>
          <table:table-cell office:value-type="string">
            <text:p>Shula</text:p>
          </table:table-cell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nesota</text:p>
          </table:table-cell>
          <table:table-cell office:value-type="string">
            <text:p>Vikings</text:p>
          </table:table-cell>
          <table:table-cell table:number-columns-repeated="3"/>
          <table:table-cell table:formula="of:=CONCATENATE([.C19];&quot; &quot;;[.D19];&quot; &quot;;[.E19])" office:value-type="string" office:string-value="  ">
            <text:p><text:s text:c="2"/></text:p>
          </table:table-cell>
          <table:table-cell/>
          <table:table-cell office:value-type="string">
            <text:p>1961-2012</text:p>
          </table:table-cell>
          <table:table-cell office:value-type="float" office:value="426">
            <text:p>426</text:p>
          </table:table-cell>
          <table:table-cell office:value-type="float" office:value="355">
            <text:p>355</text:p>
          </table:table-cell>
          <table:table-cell office:value-type="float" office:value="9">
            <text:p>9</text:p>
          </table:table-cell>
          <table:table-cell office:value-type="float" office:value="0.545">
            <text:p>0.55</text:p>
          </table:table-cell>
          <table:table-cell office:value-type="string">
            <text:p>Eller</text:p>
          </table:table-cell>
          <table:table-cell office:value-type="string">
            <text:p>Tarkenton</text:p>
          </table:table-cell>
          <table:table-cell office:value-type="string">
            <text:p>Peterson</text:p>
          </table:table-cell>
          <table:table-cell office:value-type="string">
            <text:p>Carter</text:p>
          </table:table-cell>
          <table:table-cell office:value-type="string">
            <text:p>Grant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New England</text:p>
          </table:table-cell>
          <table:table-cell office:value-type="string">
            <text:p>Patriots</text:p>
          </table:table-cell>
          <table:table-cell table:number-columns-repeated="3"/>
          <table:table-cell table:formula="of:=CONCATENATE([.C20];&quot; &quot;;[.D20];&quot; &quot;;[.E20])" office:value-type="string" office:string-value="  ">
            <text:p><text:s text:c="2"/></text:p>
          </table:table-cell>
          <table:table-cell/>
          <table:table-cell office:value-type="string">
            <text:p>1960-2012</text:p>
          </table:table-cell>
          <table:table-cell office:value-type="float" office:value="426">
            <text:p>426</text:p>
          </table:table-cell>
          <table:table-cell office:value-type="float" office:value="369">
            <text:p>369</text:p>
          </table:table-cell>
          <table:table-cell office:value-type="float" office:value="9">
            <text:p>9</text:p>
          </table:table-cell>
          <table:table-cell office:value-type="float" office:value="0.536">
            <text:p>0.54</text:p>
          </table:table-cell>
          <table:table-cell table:number-columns-repeated="2" office:value-type="string">
            <text:p>Brady</text:p>
          </table:table-cell>
          <table:table-cell office:value-type="string">
            <text:p>Cunningham</text:p>
          </table:table-cell>
          <table:table-cell office:value-type="string">
            <text:p>Morgan</text:p>
          </table:table-cell>
          <table:table-cell office:value-type="string">
            <text:p>Belichick</text:p>
          </table:table-cell>
          <table:table-cell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New Orleans</text:p>
          </table:table-cell>
          <table:table-cell office:value-type="string">
            <text:p>Saints</text:p>
          </table:table-cell>
          <table:table-cell table:number-columns-repeated="3"/>
          <table:table-cell table:formula="of:=CONCATENATE([.C21];&quot; &quot;;[.D21];&quot; &quot;;[.E21])" office:value-type="string" office:string-value="  ">
            <text:p><text:s text:c="2"/></text:p>
          </table:table-cell>
          <table:table-cell/>
          <table:table-cell office:value-type="string">
            <text:p>1967-2012</text:p>
          </table:table-cell>
          <table:table-cell office:value-type="float" office:value="306">
            <text:p>306</text:p>
          </table:table-cell>
          <table:table-cell office:value-type="float" office:value="395">
            <text:p>395</text:p>
          </table:table-cell>
          <table:table-cell office:value-type="float" office:value="5">
            <text:p>5</text:p>
          </table:table-cell>
          <table:table-cell office:value-type="float" office:value="0.437">
            <text:p>0.44</text:p>
          </table:table-cell>
          <table:table-cell office:value-type="string">
            <text:p>Jackson</text:p>
          </table:table-cell>
          <table:table-cell office:value-type="string">
            <text:p>Brees</text:p>
          </table:table-cell>
          <table:table-cell office:value-type="string">
            <text:p>McAllister</text:p>
          </table:table-cell>
          <table:table-cell office:value-type="string">
            <text:p>Martin</text:p>
          </table:table-cell>
          <table:table-cell office:value-type="string">
            <text:p>Mora</text:p>
          </table:table-cell>
          <table:table-cell office:value-type="float" office:value="9">
            <text:p>9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Giants</text:p>
          </table:table-cell>
          <table:table-cell table:number-columns-repeated="3"/>
          <table:table-cell table:formula="of:=CONCATENATE([.C22];&quot; &quot;;[.D22];&quot; &quot;;[.E22])" office:value-type="string" office:string-value="  ">
            <text:p><text:s text:c="2"/></text:p>
          </table:table-cell>
          <table:table-cell/>
          <table:table-cell office:value-type="string">
            <text:p>1925-2012</text:p>
          </table:table-cell>
          <table:table-cell office:value-type="float" office:value="654">
            <text:p>654</text:p>
          </table:table-cell>
          <table:table-cell office:value-type="float" office:value="538">
            <text:p>538</text:p>
          </table:table-cell>
          <table:table-cell office:value-type="float" office:value="33">
            <text:p>33</text:p>
          </table:table-cell>
          <table:table-cell office:value-type="float" office:value="0.549">
            <text:p>0.55</text:p>
          </table:table-cell>
          <table:table-cell office:value-type="string">
            <text:p>Taylor</text:p>
          </table:table-cell>
          <table:table-cell office:value-type="string">
            <text:p>Simms</text:p>
          </table:table-cell>
          <table:table-cell office:value-type="string">
            <text:p>Barber</text:p>
          </table:table-cell>
          <table:table-cell office:value-type="string">
            <text:p>Toomer</text:p>
          </table:table-cell>
          <table:table-cell office:value-type="string">
            <text:p>Owen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Jets</text:p>
          </table:table-cell>
          <table:table-cell table:number-columns-repeated="3"/>
          <table:table-cell table:formula="of:=CONCATENATE([.C23];&quot; &quot;;[.D23];&quot; &quot;;[.E23])" office:value-type="string" office:string-value="  ">
            <text:p><text:s text:c="2"/></text:p>
          </table:table-cell>
          <table:table-cell/>
          <table:table-cell office:value-type="string">
            <text:p>1960-2012</text:p>
          </table:table-cell>
          <table:table-cell office:value-type="float" office:value="365">
            <text:p>365</text:p>
          </table:table-cell>
          <table:table-cell office:value-type="float" office:value="431">
            <text:p>431</text:p>
          </table:table-cell>
          <table:table-cell office:value-type="float" office:value="8">
            <text:p>8</text:p>
          </table:table-cell>
          <table:table-cell office:value-type="float" office:value="0.459">
            <text:p>0.46</text:p>
          </table:table-cell>
          <table:table-cell office:value-type="string">
            <text:p>Grantham</text:p>
          </table:table-cell>
          <table:table-cell office:value-type="string">
            <text:p>Namath</text:p>
          </table:table-cell>
          <table:table-cell office:value-type="string">
            <text:p>Martin</text:p>
          </table:table-cell>
          <table:table-cell office:value-type="string">
            <text:p>Maynard</text:p>
          </table:table-cell>
          <table:table-cell office:value-type="string">
            <text:p>Ewbank</text:p>
          </table:table-cell>
          <table:table-cell office:value-type="float" office:value="14">
            <text:p>1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Oakland</text:p>
          </table:table-cell>
          <table:table-cell office:value-type="string">
            <text:p>Raiders</text:p>
          </table:table-cell>
          <table:table-cell office:value-type="string">
            <text:p>Oakland/Los</text:p>
          </table:table-cell>
          <table:table-cell office:value-type="string">
            <text:p>Angeles</text:p>
          </table:table-cell>
          <table:table-cell office:value-type="string">
            <text:p>Raiders</text:p>
          </table:table-cell>
          <table:table-cell table:formula="of:=CONCATENATE([.C24];&quot; &quot;;[.D24];&quot; &quot;;[.E24])" office:value-type="string" office:string-value="Oakland/Los Angeles Raiders">
            <text:p>Oakland/Los Angeles Raiders</text:p>
          </table:table-cell>
          <table:table-cell/>
          <table:table-cell office:value-type="string">
            <text:p>1960-2012</text:p>
          </table:table-cell>
          <table:table-cell office:value-type="float" office:value="430">
            <text:p>430</text:p>
          </table:table-cell>
          <table:table-cell office:value-type="float" office:value="363">
            <text:p>363</text:p>
          </table:table-cell>
          <table:table-cell office:value-type="float" office:value="11">
            <text:p>11</text:p>
          </table:table-cell>
          <table:table-cell office:value-type="float" office:value="0.542">
            <text:p>0.54</text:p>
          </table:table-cell>
          <table:table-cell office:value-type="string">
            <text:p>Upshaw</text:p>
          </table:table-cell>
          <table:table-cell office:value-type="string">
            <text:p>Stabler</text:p>
          </table:table-cell>
          <table:table-cell office:value-type="string">
            <text:p>Allen</text:p>
          </table:table-cell>
          <table:table-cell office:value-type="string">
            <text:p>Brown</text:p>
          </table:table-cell>
          <table:table-cell office:value-type="string">
            <text:p>Madden</text:p>
          </table:table-cell>
          <table:table-cell office:value-type="float" office:value="21">
            <text:p>2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hiladelphia</text:p>
          </table:table-cell>
          <table:table-cell office:value-type="string">
            <text:p>Eagles</text:p>
          </table:table-cell>
          <table:table-cell table:number-columns-repeated="3"/>
          <table:table-cell table:formula="of:=CONCATENATE([.C25];&quot; &quot;;[.D25];&quot; &quot;;[.E25])" office:value-type="string" office:string-value="  ">
            <text:p><text:s text:c="2"/></text:p>
          </table:table-cell>
          <table:table-cell/>
          <table:table-cell office:value-type="string">
            <text:p>1933-2012</text:p>
          </table:table-cell>
          <table:table-cell office:value-type="float" office:value="521">
            <text:p>521</text:p>
          </table:table-cell>
          <table:table-cell office:value-type="float" office:value="561">
            <text:p>561</text:p>
          </table:table-cell>
          <table:table-cell office:value-type="float" office:value="26">
            <text:p>26</text:p>
          </table:table-cell>
          <table:table-cell office:value-type="float" office:value="0.482">
            <text:p>0.48</text:p>
          </table:table-cell>
          <table:table-cell office:value-type="string">
            <text:p>Bednarik</text:p>
          </table:table-cell>
          <table:table-cell office:value-type="string">
            <text:p>McNabb</text:p>
          </table:table-cell>
          <table:table-cell office:value-type="string">
            <text:p>Montgomery</text:p>
          </table:table-cell>
          <table:table-cell office:value-type="string">
            <text:p>Carmichael</text:p>
          </table:table-cell>
          <table:table-cell office:value-type="string">
            <text:p>Reid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ittsburgh</text:p>
          </table:table-cell>
          <table:table-cell office:value-type="string">
            <text:p>Steelers</text:p>
          </table:table-cell>
          <table:table-cell table:number-columns-repeated="3"/>
          <table:table-cell table:formula="of:=CONCATENATE([.C26];&quot; &quot;;[.D26];&quot; &quot;;[.E26])" office:value-type="string" office:string-value="  ">
            <text:p><text:s text:c="2"/></text:p>
          </table:table-cell>
          <table:table-cell/>
          <table:table-cell office:value-type="string">
            <text:p>1933-2012</text:p>
          </table:table-cell>
          <table:table-cell office:value-type="float" office:value="561">
            <text:p>561</text:p>
          </table:table-cell>
          <table:table-cell office:value-type="float" office:value="511">
            <text:p>511</text:p>
          </table:table-cell>
          <table:table-cell office:value-type="float" office:value="20">
            <text:p>20</text:p>
          </table:table-cell>
          <table:table-cell office:value-type="float" office:value="0.523">
            <text:p>0.52</text:p>
          </table:table-cell>
          <table:table-cell office:value-type="string">
            <text:p>Ham</text:p>
          </table:table-cell>
          <table:table-cell office:value-type="string">
            <text:p>Roethlisberger</text:p>
          </table:table-cell>
          <table:table-cell office:value-type="string">
            <text:p>Harris</text:p>
          </table:table-cell>
          <table:table-cell office:value-type="string">
            <text:p>Ward</text:p>
          </table:table-cell>
          <table:table-cell office:value-type="string">
            <text:p>Noll</text:p>
          </table:table-cell>
          <table:table-cell office:value-type="float" office:value="27">
            <text:p>27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an Diego</text:p>
          </table:table-cell>
          <table:table-cell office:value-type="string">
            <text:p>Chargers</text:p>
          </table:table-cell>
          <table:table-cell table:number-columns-repeated="3"/>
          <table:table-cell table:formula="of:=CONCATENATE([.C27];&quot; &quot;;[.D27];&quot; &quot;;[.E27])" office:value-type="string" office:string-value="  ">
            <text:p><text:s text:c="2"/></text:p>
          </table:table-cell>
          <table:table-cell/>
          <table:table-cell office:value-type="string">
            <text:p>1960-2012</text:p>
          </table:table-cell>
          <table:table-cell office:value-type="float" office:value="399">
            <text:p>399</text:p>
          </table:table-cell>
          <table:table-cell office:value-type="float" office:value="394">
            <text:p>394</text:p>
          </table:table-cell>
          <table:table-cell office:value-type="float" office:value="11">
            <text:p>11</text:p>
          </table:table-cell>
          <table:table-cell office:value-type="float" office:value="0.503">
            <text:p>0.5</text:p>
          </table:table-cell>
          <table:table-cell office:value-type="string">
            <text:p>Fouts</text:p>
          </table:table-cell>
          <table:table-cell office:value-type="string">
            <text:p>Fouts</text:p>
          </table:table-cell>
          <table:table-cell office:value-type="string">
            <text:p>Tomlinson</text:p>
          </table:table-cell>
          <table:table-cell office:value-type="string">
            <text:p>Alworth</text:p>
          </table:table-cell>
          <table:table-cell office:value-type="string">
            <text:p>Gillman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n Francisco</text:p>
          </table:table-cell>
          <table:table-cell office:value-type="string">
            <text:p>49ers</text:p>
          </table:table-cell>
          <table:table-cell table:number-columns-repeated="3"/>
          <table:table-cell table:formula="of:=CONCATENATE([.C28];&quot; &quot;;[.D28];&quot; &quot;;[.E28])" office:value-type="string" office:string-value="  ">
            <text:p><text:s text:c="2"/></text:p>
          </table:table-cell>
          <table:table-cell/>
          <table:table-cell office:value-type="string">
            <text:p>1946-2012</text:p>
          </table:table-cell>
          <table:table-cell office:value-type="float" office:value="533">
            <text:p>533</text:p>
          </table:table-cell>
          <table:table-cell office:value-type="float" office:value="427">
            <text:p>427</text:p>
          </table:table-cell>
          <table:table-cell office:value-type="float" office:value="16">
            <text:p>16</text:p>
          </table:table-cell>
          <table:table-cell office:value-type="float" office:value="0.555">
            <text:p>0.56</text:p>
          </table:table-cell>
          <table:table-cell office:value-type="string">
            <text:p>Rice</text:p>
          </table:table-cell>
          <table:table-cell office:value-type="string">
            <text:p>Montana</text:p>
          </table:table-cell>
          <table:table-cell office:value-type="string">
            <text:p>Gore</text:p>
          </table:table-cell>
          <table:table-cell office:value-type="string">
            <text:p>Rice</text:p>
          </table:table-cell>
          <table:table-cell office:value-type="string">
            <text:p>Seifert</text:p>
          </table:table-cell>
          <table:table-cell office:value-type="float" office:value="25">
            <text:p>25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eattle</text:p>
          </table:table-cell>
          <table:table-cell office:value-type="string">
            <text:p>Seahawks</text:p>
          </table:table-cell>
          <table:table-cell table:number-columns-repeated="3"/>
          <table:table-cell table:formula="of:=CONCATENATE([.C29];&quot; &quot;;[.D29];&quot; &quot;;[.E29])" office:value-type="string" office:string-value="  ">
            <text:p><text:s text:c="2"/></text:p>
          </table:table-cell>
          <table:table-cell/>
          <table:table-cell office:value-type="string">
            <text:p>1976-2012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0.483">
            <text:p>0.48</text:p>
          </table:table-cell>
          <table:table-cell office:value-type="string">
            <text:p>Largent</text:p>
          </table:table-cell>
          <table:table-cell office:value-type="string">
            <text:p>Hasselbeck</text:p>
          </table:table-cell>
          <table:table-cell office:value-type="string">
            <text:p>Alexander</text:p>
          </table:table-cell>
          <table:table-cell office:value-type="string">
            <text:p>Largent</text:p>
          </table:table-cell>
          <table:table-cell office:value-type="string">
            <text:p>Holmgren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. Louis</text:p>
          </table:table-cell>
          <table:table-cell office:value-type="string">
            <text:p>Rams</text:p>
          </table:table-cell>
          <table:table-cell office:value-type="string">
            <text:p>Cleveland/LA/St.</text:p>
          </table:table-cell>
          <table:table-cell office:value-type="string">
            <text:p>Louis</text:p>
          </table:table-cell>
          <table:table-cell office:value-type="string">
            <text:p>Rams</text:p>
          </table:table-cell>
          <table:table-cell table:formula="of:=CONCATENATE([.C30];&quot; &quot;;[.D30];&quot; &quot;;[.E30])" office:value-type="string" office:string-value="Cleveland/LA/St. Louis Rams">
            <text:p>Cleveland/LA/St. Louis Rams</text:p>
          </table:table-cell>
          <table:table-cell/>
          <table:table-cell office:value-type="string">
            <text:p>1937-2012</text:p>
          </table:table-cell>
          <table:table-cell office:value-type="float" office:value="520">
            <text:p>520</text:p>
          </table:table-cell>
          <table:table-cell office:value-type="float" office:value="514">
            <text:p>514</text:p>
          </table:table-cell>
          <table:table-cell office:value-type="float" office:value="21">
            <text:p>21</text:p>
          </table:table-cell>
          <table:table-cell office:value-type="float" office:value="0.503">
            <text:p>0.5</text:p>
          </table:table-cell>
          <table:table-cell office:value-type="string">
            <text:p>Olsen</text:p>
          </table:table-cell>
          <table:table-cell office:value-type="string">
            <text:p>Everett</text:p>
          </table:table-cell>
          <table:table-cell office:value-type="string">
            <text:p>Jackson</text:p>
          </table:table-cell>
          <table:table-cell office:value-type="string">
            <text:p>Bruce</text:p>
          </table:table-cell>
          <table:table-cell office:value-type="string">
            <text:p>Robinson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ampa Bay</text:p>
          </table:table-cell>
          <table:table-cell office:value-type="string">
            <text:p>Buccaneers</text:p>
          </table:table-cell>
          <table:table-cell table:number-columns-repeated="3"/>
          <table:table-cell table:formula="of:=CONCATENATE([.C31];&quot; &quot;;[.D31];&quot; &quot;;[.E31])" office:value-type="string" office:string-value="  ">
            <text:p><text:s text:c="2"/></text:p>
          </table:table-cell>
          <table:table-cell/>
          <table:table-cell office:value-type="string">
            <text:p>1976-2012</text:p>
          </table:table-cell>
          <table:table-cell office:value-type="float" office:value="229">
            <text:p>229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0.396">
            <text:p>0.4</text:p>
          </table:table-cell>
          <table:table-cell office:value-type="string">
            <text:p>Brooks</text:p>
          </table:table-cell>
          <table:table-cell office:value-type="string">
            <text:p>Testaverde</text:p>
          </table:table-cell>
          <table:table-cell office:value-type="string">
            <text:p>Wilder</text:p>
          </table:table-cell>
          <table:table-cell office:value-type="string">
            <text:p>Carrier</text:p>
          </table:table-cell>
          <table:table-cell office:value-type="string">
            <text:p>Gruden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Tennessee</text:p>
          </table:table-cell>
          <table:table-cell office:value-type="string">
            <text:p>Titans</text:p>
          </table:table-cell>
          <table:table-cell office:value-type="string">
            <text:p>Houston</text:p>
          </table:table-cell>
          <table:table-cell office:value-type="string">
            <text:p>Oilers/Tennessee</text:p>
          </table:table-cell>
          <table:table-cell office:value-type="string">
            <text:p>Titans</text:p>
          </table:table-cell>
          <table:table-cell table:formula="of:=CONCATENATE([.C32];&quot; &quot;;[.D32];&quot; &quot;;[.E32])" office:value-type="string" office:string-value="Houston Oilers/Tennessee Titans">
            <text:p>Houston Oilers/Tennessee Titans</text:p>
          </table:table-cell>
          <table:table-cell/>
          <table:table-cell office:value-type="string">
            <text:p>1960-2012</text:p>
          </table:table-cell>
          <table:table-cell office:value-type="float" office:value="392">
            <text:p>392</text:p>
          </table:table-cell>
          <table:table-cell office:value-type="float" office:value="406">
            <text:p>406</text:p>
          </table:table-cell>
          <table:table-cell office:value-type="float" office:value="6">
            <text:p>6</text:p>
          </table:table-cell>
          <table:table-cell office:value-type="float" office:value="0.491">
            <text:p>0.49</text:p>
          </table:table-cell>
          <table:table-cell office:value-type="string">
            <text:p>Matthews</text:p>
          </table:table-cell>
          <table:table-cell office:value-type="string">
            <text:p>Moon</text:p>
          </table:table-cell>
          <table:table-cell office:value-type="string">
            <text:p>George</text:p>
          </table:table-cell>
          <table:table-cell office:value-type="string">
            <text:p>Givins</text:p>
          </table:table-cell>
          <table:table-cell office:value-type="string">
            <text:p>Fisher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ashington</text:p>
          </table:table-cell>
          <table:table-cell office:value-type="string">
            <text:p>Redskins</text:p>
          </table:table-cell>
          <table:table-cell table:number-columns-repeated="5"/>
          <table:table-cell office:value-type="string">
            <text:p>1932-2012</text:p>
          </table:table-cell>
          <table:table-cell office:value-type="float" office:value="562">
            <text:p>562</text:p>
          </table:table-cell>
          <table:table-cell office:value-type="float" office:value="533">
            <text:p>533</text:p>
          </table:table-cell>
          <table:table-cell office:value-type="float" office:value="27">
            <text:p>27</text:p>
          </table:table-cell>
          <table:table-cell office:value-type="float" office:value="0.513">
            <text:p>0.51</text:p>
          </table:table-cell>
          <table:table-cell office:value-type="string">
            <text:p>Green</text:p>
          </table:table-cell>
          <table:table-cell office:value-type="string">
            <text:p>Theismann</text:p>
          </table:table-cell>
          <table:table-cell office:value-type="string">
            <text:p>Riggins</text:p>
          </table:table-cell>
          <table:table-cell office:value-type="string">
            <text:p>Monk</text:p>
          </table:table-cell>
          <table:table-cell office:value-type="string">
            <text:p>Gibbs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8">08/18/2013</text:date>, <text:time>14:5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14:31:48.59</meta:creation-date>
    <dc:date>2013-08-18T14:54:09.94</dc:date>
    <meta:editing-duration>PT22M21S</meta:editing-duration>
    <meta:editing-cycles>3</meta:editing-cycles>
    <meta:generator>OpenOffice.org/3.4.1$Win32 OpenOffice.org_project/341m1$Build-9593</meta:generator>
    <meta:document-statistic meta:table-count="3" meta:cell-count="651" meta:object-count="0"/>
  </office:meta>
</office:document-meta>
</file>